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3cadc"/>
    </style:style>
    <style:style style:name="P2"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988cb"/>
    </style:style>
    <style:style style:name="P3"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43e53" officeooo:paragraph-rsid="00043e53"/>
    </style:style>
    <style:style style:name="P4" style:family="paragraph" style:parent-style-name="Standard" style:master-page-name="">
      <loext:graphic-properties draw:fill="none"/>
      <style:paragraph-properties fo:margin-left="0in" fo:margin-right="0in" fo:line-height="200%" fo:text-align="justify" style:justify-single-word="false" fo:text-indent="0.25in" style:auto-text-indent="false" style:page-number="auto" fo:background-color="transparent">
        <style:tab-stops/>
      </style:paragraph-properties>
      <style:text-properties officeooo:rsid="0003cadc" officeooo:paragraph-rsid="0003cadc"/>
    </style:style>
    <style:style style:name="P5"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ab-stops/>
      </style:paragraph-properties>
      <style:text-properties officeooo:rsid="000988cb" officeooo:paragraph-rsid="000988cb"/>
    </style:style>
    <style:style style:name="T1" style:family="text">
      <style:text-properties officeooo:rsid="00066610"/>
    </style:style>
    <style:style style:name="T2" style:family="text">
      <style:text-properties officeooo:rsid="000988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stomer Persona #1</text:p>
      <text:p text:style-name="P1"/>
      <text:p text:style-name="P1">Jody is a 46-year-old on-call power company electrician, living in upstate New York, in a rural area near a town with 15,000 residents. They get about 45 inches of snow each winter, in six to ten storms in a typical year. Because Jody needs to go to job sites when there are power outages — typically during storms — they often have to leave their driveway when it is snowing. Because of this, having an on-demand plow service app is critical to their business, so they can get out of their driveway. Jody makes about $30,000 per year, and has a 13 year old Scion xB SUV as their vehicle. Because the vehicle isn't very good in the snow, and is unable to accommodate a plow, Jody can't plow their own driveway.</text:p>
      <text:p text:style-name="P1">Jody has a smart phone, so they can use a Web interface for making snow plowing requests. Jody needs an app that is simple and easy to read, because they have a hard time using software that is low-contrast, small, or otherwise hard to see, due to failing eyesight.</text:p>
      <text:p text:style-name="P1">For Jody, getting their drive way plowed quickly when they need to go to work is important. They are willing to pay more for plowing than the base rate, so they would find it useful to be able to offer a bounty for expedited service in the plow app. Jody has a few close friends, and goes to community events often, but is not influential in the community. Their personality is usually quiet but strong and not shy. Jody is not an early adopter of new technologies, usually waiting until they have become quite mainstream to investigate them. Jody values <text:span text:style-name="T1">efficiency, </text:span>precision, and focus in lifestyle.</text:p>
      <text:p text:style-name="P2">Jody is a profitable regular customer of the snow plowing app. Jody is willing to use commercial branded products if the products serve their needs, and doesn't attempt to avoid them, but does not value brand loyalty or fashion over practicality. <text:span text:style-name="T2">Jody’s perception of the plowing brand is as a simple, functional tool to enable them to get to work. They do not have any emotional attachment to the brand. </text:span>Jody's perception of the value of the app is determined by how quickly they are able to get their drive way plowed at short notice when they need to go to work. Being told <text:soft-page-break/>by their supervisor that they are needed to deal with damage to the municipal electrical infrastructure is their trigger to engage with the app.</text:p>
      <text:p text:style-name="P2"><text:span text:style-name="T2">Jody’s</text:span> attitude toward the technology medium (smart phone app) is somewhat comfortable with installing apps, but without a lot of experience with a wide range of apps. Jody finds traditional desktop computer apps more comfortable, having extensive familiarity and expertise with Microsoft Office 2000, which they used in their previous job as a self-employed electrician for tracking customers.</text:p>
      <text:p text:style-name="P3">Jody enjoys going to church suppers and other events in the community, and likes hiking in the mountains nearby. <text:span text:style-name="T1">They are physically active and fit, and can easily shovel their driveway when they do not have to leave quickly. Because of this, Jody’s desire for efficiency means they do not want to hire a plow person to plow when they do not need to leave, since it would save money for them to shovel it themselves. Because it takes a while to shovel, being a large driveway, Jody needs to have plow service to be able to leave on demand for their work. They do not receive many visitors at their home, about two per month, and any visitors are scheduled in advance, so Jody does not need to keep the driveway plowed regularly in anticipation of unannounced visitor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1:50:01.943527905</meta:creation-date>
    <dc:date>2017-10-04T11:58:09.064755557</dc:date>
    <meta:editing-duration>PT8M5S</meta:editing-duration>
    <meta:editing-cycles>6</meta:editing-cycles>
    <meta:generator>LibreOffice/5.2.7.2$Linux_X86_64 LibreOffice_project/20m0$Build-2</meta:generator>
    <meta:document-statistic meta:table-count="0" meta:image-count="0" meta:object-count="0" meta:page-count="2" meta:paragraph-count="7" meta:word-count="613" meta:character-count="3478" meta:non-whitespace-character-count="2870"/>
  </office:meta>
</office:document-meta>
</file>